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01cm"/>
    </style:style>
    <style:style style:name="gr4" style:family="graphic" style:parent-style-name="objectwithoutfill">
      <style:graphic-properties svg:stroke-width="0.025cm" draw:marker-start-width="0.237cm" draw:marker-end="Symmetric_20_Arrow" draw:marker-end-width="0.3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fo:min-height="0.087cm"/>
    </style:style>
    <style:style style:name="gr6" style:family="graphic" style:parent-style-name="standard">
      <style:graphic-properties draw:stroke="none" svg:stroke-color="#000000" draw:fill="none" draw:fill-color="#ffffff" fo:min-height="0.362cm"/>
    </style:style>
    <style:style style:name="gr7" style:family="graphic" style:parent-style-name="standard">
      <style:graphic-properties draw:stroke="none" svg:stroke-color="#000000" draw:fill="none" draw:fill-color="#ffffff" fo:min-height="0.168cm"/>
    </style:style>
    <style:style style:name="gr8" style:family="graphic" style:parent-style-name="standard">
      <style:graphic-properties draw:stroke="none" svg:stroke-color="#000000" draw:fill="none" draw:fill-color="#ffffff" fo:min-height="0.699cm"/>
    </style:style>
    <style:style style:name="gr9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9pt" fo:font-weight="bold" style:font-size-asian="9pt" style:font-weight-asian="bold" style:font-size-complex="9pt" style:font-weight-complex="bold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paragraph-properties fo:text-align="end"/>
      <style:text-properties fo:color="#ff0000" fo:font-size="6pt" style:font-size-asian="6pt" style:font-size-complex="6pt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color="#ff0000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55cm" svg:height="0.811cm" svg:x="6.723cm" svg:y="2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379cm" svg:y1="2.239cm" svg:x2="8.379cm" svg:y2="3.004cm">
          <text:p/>
        </draw:line>
        <draw:frame draw:style-name="gr3" draw:text-style-name="P2" draw:layer="layout" svg:width="0.372cm" svg:height="0.607cm" svg:x="6.651cm" svg:y="2.132cm">
          <draw:text-box>
            <text:p text:style-name="P2"><text:span text:style-name="T1">A</text:span></text:p>
          </draw:text-box>
        </draw:frame>
        <draw:line draw:style-name="gr4" draw:text-style-name="P1" draw:layer="layout" svg:x1="9.471cm" svg:y1="1.591cm" svg:x2="9.481cm" svg:y2="2.239cm">
          <text:p/>
        </draw:line>
        <draw:line draw:style-name="gr4" draw:text-style-name="P1" draw:layer="layout" svg:x1="9.456cm" svg:y1="3.049cm" svg:x2="9.466cm" svg:y2="3.697cm">
          <text:p/>
        </draw:line>
        <draw:frame draw:style-name="gr5" draw:text-style-name="P3" draw:layer="layout" svg:width="1.505cm" svg:height="0.489cm" svg:x="8.828cm" svg:y="1.183cm">
          <draw:text-box>
            <text:p text:style-name="P3"><text:span text:style-name="T2">Dividendo</text:span></text:p>
          </draw:text-box>
        </draw:frame>
        <draw:frame draw:style-name="gr6" draw:text-style-name="P2" draw:layer="layout" svg:width="1.045cm" svg:height="0.612cm" svg:x="8.181cm" svg:y="2.086cm">
          <draw:text-box>
            <text:p text:style-name="P2"><text:span text:style-name="T1">DV</text:span></text:p>
          </draw:text-box>
        </draw:frame>
        <draw:frame draw:style-name="gr7" draw:text-style-name="P3" draw:layer="layout" svg:width="1.513cm" svg:height="0.489cm" svg:x="8.782cm" svg:y="3.687cm">
          <draw:text-box>
            <text:p text:style-name="P3"><text:span text:style-name="T2">Resultado</text:span></text:p>
          </draw:text-box>
        </draw:frame>
        <draw:frame draw:style-name="gr8" draw:text-style-name="P4" draw:layer="layout" svg:width="1.978cm" svg:height="0.965cm" svg:x="8.588cm" svg:y="2.137cm">
          <draw:text-box>
            <text:p text:style-name="P4"><text:span text:style-name="T3">DV0</text:span></text:p>
            <text:p text:style-name="P4"><text:span text:style-name="T3">LD_DV/RST_A</text:span></text:p>
            <text:p text:style-name="P4"><text:span text:style-name="T3">SHIFT_A,DV</text:span></text:p>
          </draw:text-box>
        </draw:frame>
        <draw:custom-shape draw:style-name="gr9" draw:text-style-name="P5" draw:layer="layout" svg:width="1.617cm" svg:height="1.194cm" svg:x="6.727cm" svg:y="4.442cm">
          <text:p text:style-name="P1"><text:span text:style-name="T2">Sumador</text:span></text:p>
          <text:p text:style-name="P1"><text:span text:style-name="T2">Complemento</text:span></text:p>
          <text:p text:style-name="P1"><text:span text:style-name="T2">a 2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926cm" svg:y1="3.769cm" svg:x2="7.936cm" svg:y2="4.417cm">
          <text:p/>
        </draw:line>
        <draw:frame draw:style-name="gr5" draw:text-style-name="P3" draw:layer="layout" svg:width="1.505cm" svg:height="0.489cm" svg:x="7.369cm" svg:y="3.372cm">
          <draw:text-box>
            <text:p text:style-name="P3"><text:span text:style-name="T2">Divisor</text:span></text:p>
          </draw:text-box>
        </draw:frame>
        <draw:line draw:style-name="gr4" draw:text-style-name="P1" draw:layer="layout" svg:x1="7.099cm" svg:y1="3.055cm" svg:x2="7.099cm" svg:y2="4.432cm">
          <text:p/>
        </draw:line>
        <draw:polyline draw:style-name="gr10" draw:text-style-name="P1" draw:layer="layout" svg:width="4.466cm" svg:height="1.34cm" draw:transform="rotate (-1.5707963267949) translate (7.65cm 1.627cm)" svg:viewBox="0 0 4467 1341" draw:points="4014,122 4452,122 4467,1341 0,1331 0,0 586,0 576,0">
          <text:p/>
        </draw:polyline>
        <draw:custom-shape draw:style-name="gr11" draw:text-style-name="P5" draw:layer="layout" svg:width="2.035cm" svg:height="1.173cm" svg:x="6.722cm" svg:y="6.508cm">
          <text:p text:style-name="P1"><text:span text:style-name="T2">Contador</text:span></text:p>
          <text:p text:style-name="P1"><text:span text:style-name="T2">descendent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285cm" svg:height="0.827cm" svg:x="9.042cm" svg:y="6.737cm">
          <text:p text:style-name="P1"><text:span text:style-name="T2">Comparado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2T10:35:28</meta:creation-date>
    <dc:date>2012-03-23T10:40:21</dc:date>
    <meta:editing-duration>P1DT2M38S</meta:editing-duration>
    <meta:editing-cycles>10</meta:editing-cycles>
    <meta:generator>LibreOffice/3.5$Linux_x86 LibreOffice_project/350m1$Build-13</meta:generator>
    <meta:document-statistic meta:object-count="16"/>
  </office:meta>
</office:document-meta>
</file>